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text-properties fo:font-weight="normal" style:font-weight-asian="normal" style:font-weight-complex="normal"/>
    </style:style>
    <style:style style:name="P4" style:family="paragraph" style:parent-style-name="UrbanBody">
      <style:text-properties style:text-line-through-style="none" style:text-line-through-type="non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tracked-changes text:track-changes="false">
        <text:changed-region xml:id="ct93936971323328" text:id="ct9393697132332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xml:id="ct93936899407472" text:id="ct9393689940747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xml:id="ct93936962425744" text:id="ct93936962425744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</text:p>
      <text:p text:style-name="UrbanBody"/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self.getPortionOutsText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self.getPortionOutsText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ayant pour objet "</text:span><text:span text:style-name="T4"><text:text-input text:description="Objet du permis">self.getLicenceSubject()</text:text-input></text:span><text:span text:style-name="T4">"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une demande<text:span text:style-name="T4"> </text:span>ayant pour objet "<text:text-input text:description="Objet du permis">self.getLicenceSubject()</text:text-input>"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71323328"/>self.displayValue(self.getFoldermanagers()[0].Vocabulary('grade')[0], self.getFoldermanagers()[0].getGrade())<text:change-end text:change-id="ct93936971323328"/></text:p>
      <text:p text:style-name="UrbanBody"><text:tab/><text:tab/><text:tab/><text:tab/><text:tab/><text:tab/><text:tab/><text:change-start text:change-id="ct93936899407472"/>self.getFoldermanagers()[0].getName2()<text:change-end text:change-id="ct93936899407472"/> <text:change-start text:change-id="ct93936962425744"/>self.getFoldermanagers()[0].getName1()<text:change-end text:change-id="ct9393696242574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1:33.801481621</dc:date>
    <dc:language>fr-FR</dc:language>
    <meta:editing-cycles>90</meta:editing-cycles>
    <meta:editing-duration>PT12H30M47S</meta:editing-duration>
    <meta:document-statistic meta:table-count="0" meta:image-count="0" meta:object-count="0" meta:page-count="1" meta:paragraph-count="15" meta:word-count="106" meta:character-count="1025" meta:non-whitespace-character-count="942"/>
    <meta:user-defined meta:name="Info 1"/>
    <meta:user-defined meta:name="Info 2"/>
    <meta:user-defined meta:name="Info 3"/>
    <meta:user-defined meta:name="Info 4"/>
  </office:meta>
</office:document-meta>
</file>